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fo:text-align="center"/>
      <style:text-properties fo:font-weight="bold" style:font-weight-asian="bold" fo:color="#5B9BD5" fo:font-size="20pt" style:font-size-asian="20pt" style:font-size-complex="20pt" style:text-underline-type="single" style:text-underline-style="solid" style:text-underline-width="auto" style:text-underline-mode="continuous"/>
    </style:style>
    <style:style style:name="P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 style:parent-style-name="Policepardéfaut" style:family="text">
      <style:text-properties style:font-name="Calibri" style:font-name-asian="Times New Roman" style:font-name-complex="Times New Roman" style:language-asian="fr" style:country-asian="FR"/>
    </style:style>
    <style:style style:name="P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 style:parent-style-name="Policepardéfaut" style:family="text">
      <style:text-properties style:font-name="Calibri" style:font-name-asian="Times New Roman" style:font-name-complex="Times New Roman" style:language-asian="fr" style:country-asian="FR"/>
    </style:style>
    <style:style style:name="P6"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7" style:parent-style-name="Policepardéfaut" style:family="text">
      <style:text-properties style:font-name="Calibri" style:font-name-asian="Times New Roman" style:font-name-complex="Times New Roman" style:language-asian="fr" style:country-asian="FR"/>
    </style:style>
    <style:style style:name="P8"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9" style:parent-style-name="Policepardéfaut" style:family="text">
      <style:text-properties style:font-name="Calibri" style:font-name-asian="Times New Roman" style:font-name-complex="Times New Roman" style:language-asian="fr" style:country-asian="FR"/>
    </style:style>
    <style:style style:name="P1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 style:parent-style-name="Policepardéfaut" style:family="text">
      <style:text-properties style:font-name="Calibri" style:font-name-asian="Times New Roman" style:font-name-complex="Times New Roman" style:language-asian="fr" style:country-asian="FR"/>
    </style:style>
    <style:style style:name="P1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 style:parent-style-name="Policepardéfaut" style:family="text">
      <style:text-properties style:font-name="Calibri" style:font-name-asian="Times New Roman" style:font-name-complex="Times New Roman" style:language-asian="fr" style:country-asian="FR"/>
    </style:style>
    <style:style style:name="P1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5" style:parent-style-name="Policepardéfaut" style:family="text">
      <style:text-properties style:font-name="Calibri" style:font-name-asian="Times New Roman" style:font-name-complex="Times New Roman" style:language-asian="fr" style:country-asian="FR"/>
    </style:style>
    <style:style style:name="P1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7" style:parent-style-name="Policepardéfaut" style:family="text">
      <style:text-properties style:font-name="Calibri" style:font-name-asian="Times New Roman" style:font-name-complex="Times New Roman" style:language-asian="fr" style:country-asian="FR"/>
    </style:style>
    <style:style style:name="P1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9" style:parent-style-name="Policepardéfaut" style:family="text">
      <style:text-properties style:font-name="Calibri" style:font-name-asian="Times New Roman" style:font-name-complex="Times New Roman" style:language-asian="fr" style:country-asian="FR"/>
    </style:style>
    <style:style style:name="P2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1" style:parent-style-name="Policepardéfaut" style:family="text">
      <style:text-properties style:font-name="Calibri" style:font-name-asian="Times New Roman" style:font-name-complex="Times New Roman" style:language-asian="fr" style:country-asian="FR"/>
    </style:style>
    <style:style style:name="P2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3" style:parent-style-name="Policepardéfaut" style:family="text">
      <style:text-properties style:font-name="Calibri" style:font-name-asian="Times New Roman" style:font-name-complex="Times New Roman" style:language-asian="fr" style:country-asian="FR"/>
    </style:style>
    <style:style style:name="P2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5" style:parent-style-name="Policepardéfaut" style:family="text">
      <style:text-properties style:font-name="Calibri" style:font-name-asian="Times New Roman" style:font-name-complex="Times New Roman" style:language-asian="fr" style:country-asian="FR"/>
    </style:style>
    <style:style style:name="P2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7" style:parent-style-name="Policepardéfaut" style:family="text">
      <style:text-properties style:font-name="Calibri" style:font-name-asian="Times New Roman" style:font-name-complex="Times New Roman" style:language-asian="fr" style:country-asian="FR"/>
    </style:style>
    <style:style style:name="P2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9" style:parent-style-name="Policepardéfaut" style:family="text">
      <style:text-properties style:font-name="Calibri" style:font-name-asian="Times New Roman" style:font-name-complex="Times New Roman" style:language-asian="fr" style:country-asian="FR"/>
    </style:style>
    <style:style style:name="P3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1" style:parent-style-name="Policepardéfaut" style:family="text">
      <style:text-properties style:font-name="Calibri" style:font-name-asian="Times New Roman" style:font-name-complex="Times New Roman" style:language-asian="fr" style:country-asian="FR"/>
    </style:style>
    <style:style style:name="P3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3" style:parent-style-name="Policepardéfaut" style:family="text">
      <style:text-properties style:font-name="Calibri" style:font-name-asian="Times New Roman" style:font-name-complex="Times New Roman" style:language-asian="fr" style:country-asian="FR"/>
    </style:style>
    <style:style style:name="P3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5" style:parent-style-name="Policepardéfaut" style:family="text">
      <style:text-properties style:font-name="Calibri" style:font-name-asian="Times New Roman" style:font-name-complex="Times New Roman" style:language-asian="fr" style:country-asian="FR"/>
    </style:style>
    <style:style style:name="P36"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37" style:parent-style-name="Policepardéfaut" style:family="text">
      <style:text-properties style:font-name="Calibri" style:font-name-asian="Times New Roman" style:font-name-complex="Times New Roman" style:language-asian="fr" style:country-asian="FR"/>
    </style:style>
    <style:style style:name="P38" style:parent-style-name="Normal" style:family="paragraph">
      <style:paragraph-properties fo:text-align="center"/>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text-properties fo:hyphenate="true"/>
    </style:style>
    <style:style style:name="P44" style:parent-style-name="Normal" style:family="paragraph">
      <style:text-properties fo:hyphenate="true"/>
    </style:style>
    <style:style style:name="P45" style:parent-style-name="Normal" style:family="paragraph">
      <style:text-properties fo:hyphenate="true"/>
    </style:style>
    <style:style style:name="P46" style:parent-style-name="Normal" style:family="paragraph">
      <style:text-properties fo:hyphenate="true"/>
    </style:style>
    <style:style style:name="P47" style:parent-style-name="Normal" style:family="paragraph">
      <style:text-properties fo:hyphenate="tru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fo:hyphenate="true"/>
    </style:style>
    <style:style style:name="P51" style:parent-style-name="Normal" style:family="paragraph">
      <style:text-properties fo:hyphenate="true"/>
    </style:style>
    <style:style style:name="P52" style:parent-style-name="Normal" style:family="paragraph">
      <style:text-properties fo:hyphenate="true"/>
    </style:style>
    <style:style style:name="P53" style:parent-style-name="Normal" style:family="paragraph">
      <style:paragraph-properties fo:margin-left="0.9833in">
        <style:tab-stops/>
      </style:paragraph-properties>
    </style:style>
    <style:style style:name="P54" style:parent-style-name="Paragraphedeliste" style:family="paragraph">
      <style:paragraph-properties fo:margin-left="1in">
        <style:tab-stops/>
      </style:paragraph-properties>
    </style:style>
    <style:style style:name="P55" style:parent-style-name="Normal" style:family="paragraph">
      <style:paragraph-properties fo:margin-left="0.25in">
        <style:tab-stops/>
      </style:paragraph-properties>
      <style:text-properties fo:font-size="16pt" style:font-size-asian="16pt" style:font-size-complex="16pt"/>
    </style:style>
    <style:style style:name="P56" style:parent-style-name="Titre2qpo" style:family="paragraph"/>
    <style:style style:name="P57" style:parent-style-name="Paragraphedeliste" style:family="paragraph">
      <style:paragraph-properties fo:margin-left="1.5in">
        <style:tab-stops/>
      </style:paragraph-properties>
    </style:style>
    <style:style style:name="P58" style:parent-style-name="Normal" style:family="paragraph">
      <style:paragraph-properties fo:margin-left="2.4583in">
        <style:tab-stops/>
      </style:paragraph-properties>
    </style:style>
    <style:style style:name="P59" style:parent-style-name="Paragraphedeliste" style:family="paragraph">
      <style:paragraph-properties fo:margin-left="2.4666in">
        <style:tab-stops/>
      </style:paragraph-properties>
    </style:style>
    <style:style style:name="P60" style:parent-style-name="Paragraphedeliste" style:family="paragraph">
      <style:paragraph-properties fo:margin-left="2.4666in">
        <style:tab-stops/>
      </style:paragraph-propertie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paragraph-properties fo:margin-left="1.9666in">
        <style:tab-stops/>
      </style:paragraph-properties>
    </style:style>
    <style:style style:name="P66" style:parent-style-name="Normal" style:family="paragraph">
      <style:paragraph-properties fo:margin-left="0.4916in" fo:text-indent="0.4916in">
        <style:tab-stops/>
      </style:paragraph-properties>
    </style:style>
    <style:style style:name="P67" style:parent-style-name="Paragraphedeliste" style:family="paragraph">
      <style:paragraph-properties fo:margin-left="2.4666in">
        <style:tab-stops/>
      </style:paragraph-properties>
    </style:style>
    <style:style style:name="P68" style:parent-style-name="Paragraphedeliste" style:family="paragraph">
      <style:paragraph-properties fo:margin-left="2.4666in">
        <style:tab-stops/>
      </style:paragraph-properties>
    </style:style>
    <style:style style:name="P69" style:parent-style-name="Paragraphedeliste" style:family="paragraph">
      <style:paragraph-properties fo:margin-left="2.4666in">
        <style:tab-stops/>
      </style:paragraph-properties>
    </style:style>
    <style:style style:name="P70" style:parent-style-name="Paragraphedeliste" style:family="paragraph">
      <style:paragraph-properties fo:margin-left="2.4666in">
        <style:tab-stops/>
      </style:paragraph-propertie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P75" style:parent-style-name="Normal" style:family="paragraph">
      <style:text-properties fo:language="en" fo:country="US"/>
    </style:style>
    <style:style style:name="P76" style:parent-style-name="Titre3qpo" style:family="paragraph"/>
    <style:style style:name="P77" style:parent-style-name="Normal" style:family="paragraph">
      <style:paragraph-properties fo:margin-left="1.75in" fo:text-indent="0.2166in">
        <style:tab-stops/>
      </style:paragraph-properties>
    </style:style>
    <style:style style:name="P78" style:parent-style-name="Normal" style:family="paragraph">
      <style:paragraph-properties fo:margin-left="1.75in" fo:text-indent="0.2166in">
        <style:tab-stops/>
      </style:paragraph-properties>
    </style:style>
    <style:style style:name="P79" style:parent-style-name="Paragraphedeliste" style:family="paragraph">
      <style:paragraph-properties fo:margin-left="1.75in">
        <style:tab-stops/>
      </style:paragraph-properties>
    </style:style>
    <style:style style:name="P80" style:parent-style-name="Paragraphedeliste" style:family="paragraph">
      <style:paragraph-properties fo:margin-left="1.75in">
        <style:tab-stops/>
      </style:paragraph-properties>
    </style:style>
    <style:style style:name="P81" style:parent-style-name="Normal" style:family="paragraph">
      <style:paragraph-properties fo:margin-left="1.75in">
        <style:tab-stops/>
      </style:paragraph-properties>
    </style:style>
    <style:style style:name="P82" style:parent-style-name="puce1qpo" style:family="paragraph">
      <style:paragraph-properties fo:margin-left="0.5in" fo:text-indent="-0.25in">
        <style:tab-stops/>
      </style:paragraph-properties>
      <style:text-properties style:text-underline-type="none"/>
    </style:style>
    <style:style style:name="P83" style:parent-style-name="puce1qpo" style:family="paragraph">
      <style:paragraph-properties fo:margin-left="0.25in">
        <style:tab-stops/>
      </style:paragraph-properties>
    </style:style>
    <style:style style:name="P84" style:parent-style-name="Paragraphedeliste" style:family="paragraph">
      <style:paragraph-properties fo:margin-left="1.2333in">
        <style:tab-stops/>
      </style:paragraph-properties>
    </style:style>
    <style:style style:name="P85" style:parent-style-name="Titre2qpo" style:family="paragraph"/>
    <style:style style:name="P86" style:parent-style-name="Titre2qpo" style:family="paragraph"/>
  </office:automatic-styles>
  <office:body>
    <office:text text:use-soft-page-breaks="true">
      <text:p text:style-name="P1">Spécification Techniques</text:p>
      <text:table-of-content text:name="_TOC0">
        <text:table-of-content-source text:outline-level="9" text:use-outline-level="fals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qpo"/>
          </text:index-source-styles>
          <text:index-source-styles text:outline-level="2">
            <text:index-source-style text:style-name="Titre2qpo"/>
          </text:index-source-styles>
          <text:index-source-styles text:outline-level="3">
            <text:index-source-style text:style-name="Titre3qpo"/>
          </text:index-source-styles>
        </text:table-of-content-source>
        <text:index-body>
          <text:p text:style-name="P2"><text:a xlink:href="#_Toc449951522" office:target-frame-name="_top" xlink:show="replace"><text:span text:style-name="Lienhypertexte">I.</text:span><text:span text:style-name="T3"><text:tab/></text:span><text:span text:style-name="Lienhypertexte">Choix de Glpi :</text:span><text:tab/>2</text:a></text:p>
          <text:p text:style-name="P4"><text:a xlink:href="#_Toc449951523" office:target-frame-name="_top" xlink:show="replace"><text:span text:style-name="Lienhypertexte">II.</text:span><text:span text:style-name="T5"><text:tab/></text:span><text:span text:style-name="Lienhypertexte">Utilisation d’une machine virtuelle :</text:span><text:tab/>2</text:a></text:p>
          <text:p text:style-name="P6"><text:a xlink:href="#_Toc449951524" office:target-frame-name="_top" xlink:show="replace"><text:span text:style-name="Lienhypertexte">III.</text:span><text:span text:style-name="T7"><text:tab/></text:span><text:span text:style-name="Lienhypertexte">Utilisation de GitHub :</text:span><text:tab/>2</text:a></text:p>
          <text:p text:style-name="P8"><text:a xlink:href="#_Toc449951525" office:target-frame-name="_top" xlink:show="replace"><text:span text:style-name="Lienhypertexte">IV.</text:span><text:span text:style-name="T9"><text:tab/></text:span><text:span text:style-name="Lienhypertexte">Découverte de Glpi :</text:span><text:tab/>2</text:a></text:p>
          <text:p text:style-name="P10"><text:a xlink:href="#_Toc449951526" office:target-frame-name="_top" xlink:show="replace"><text:span text:style-name="Lienhypertexte">1.</text:span><text:span text:style-name="T11"><text:tab/></text:span><text:span text:style-name="Lienhypertexte">Interfaces :</text:span><text:tab/>2</text:a></text:p>
          <text:p text:style-name="P12"><text:a xlink:href="#_Toc449951527" office:target-frame-name="_top" xlink:show="replace"><text:span text:style-name="Lienhypertexte">2.</text:span><text:span text:style-name="T13"><text:tab/></text:span><text:span text:style-name="Lienhypertexte">Fichiers :</text:span><text:tab/>2</text:a></text:p>
          <text:p text:style-name="P14"><text:a xlink:href="#_Toc449951528" office:target-frame-name="_top" xlink:show="replace"><text:span text:style-name="Lienhypertexte">V.</text:span><text:span text:style-name="T15"><text:tab/></text:span><text:span text:style-name="Lienhypertexte">Changement de Glpi :</text:span><text:tab/>3</text:a></text:p>
          <text:p text:style-name="P16"><text:a xlink:href="#_Toc449951529" office:target-frame-name="_top" xlink:show="replace"><text:span text:style-name="Lienhypertexte">3.</text:span><text:span text:style-name="T17"><text:tab/></text:span><text:span text:style-name="Lienhypertexte">Modification Interface Client :</text:span><text:tab/>3</text:a></text:p>
          <text:p text:style-name="P18"><text:a xlink:href="#_Toc449951530" office:target-frame-name="_top" xlink:show="replace"><text:span text:style-name="Lienhypertexte">A.</text:span><text:span text:style-name="T19"><text:tab/></text:span><text:span text:style-name="Lienhypertexte">Menu d’accueil (Mise en page) :</text:span><text:tab/>3</text:a></text:p>
          <text:p text:style-name="P20"><text:a xlink:href="#_Toc449951531" office:target-frame-name="_top" xlink:show="replace"><text:span text:style-name="Lienhypertexte">B.</text:span><text:span text:style-name="T21"><text:tab/></text:span><text:span text:style-name="Lienhypertexte">Modification formulaire de création de tickets :</text:span><text:tab/>3</text:a></text:p>
          <text:p text:style-name="P22"><text:a xlink:href="#_Toc449951532" office:target-frame-name="_top" xlink:show="replace"><text:span text:style-name="Lienhypertexte">4.</text:span><text:span text:style-name="T23"><text:tab/></text:span><text:span text:style-name="Lienhypertexte">Interface Admin et Tech :</text:span><text:tab/>5</text:a></text:p>
          <text:p text:style-name="P24"><text:a xlink:href="#_Toc449951533" office:target-frame-name="_top" xlink:show="replace"><text:span text:style-name="Lienhypertexte">A.</text:span><text:span text:style-name="T25"><text:tab/></text:span><text:span text:style-name="Lienhypertexte">Modification de la barre de choix dans le header :</text:span><text:tab/>5</text:a></text:p>
          <text:p text:style-name="P26"><text:a xlink:href="#_Toc449951534" office:target-frame-name="_top" xlink:show="replace"><text:span text:style-name="Lienhypertexte">B.</text:span><text:span text:style-name="T27"><text:tab/></text:span><text:span text:style-name="Lienhypertexte">Suppression des champs « Problèmes » , « Contrats » et des champs « Notes » :</text:span><text:tab/>6</text:a></text:p>
          <text:p text:style-name="P28"><text:a xlink:href="#_Toc449951535" office:target-frame-name="_top" xlink:show="replace"><text:span text:style-name="Lienhypertexte">C.</text:span><text:span text:style-name="T29"><text:tab/></text:span><text:span text:style-name="Lienhypertexte">Suppression des champs « Flux RSS » :</text:span><text:tab/>6</text:a></text:p>
          <text:p text:style-name="P30"><text:a xlink:href="#_Toc449951536" office:target-frame-name="_top" xlink:show="replace"><text:span text:style-name="Lienhypertexte">D.</text:span><text:span text:style-name="T31"><text:tab/></text:span><text:span text:style-name="Lienhypertexte">Personnalisation du formulaire de ticket :</text:span><text:tab/>6</text:a></text:p>
          <text:p text:style-name="P32"><text:a xlink:href="#_Toc449951537" office:target-frame-name="_top" xlink:show="replace"><text:span text:style-name="Lienhypertexte">E.</text:span><text:span text:style-name="T33"><text:tab/></text:span><text:span text:style-name="Lienhypertexte">Modification du tableau de visualisation des tickets pour les trois vues disponibles :</text:span><text:tab/>6</text:a></text:p>
          <text:p text:style-name="P34"><text:a xlink:href="#_Toc449951538" office:target-frame-name="_top" xlink:show="replace"><text:span text:style-name="Lienhypertexte">5.</text:span><text:span text:style-name="T35"><text:tab/></text:span><text:span text:style-name="Lienhypertexte">Modifier la page de login et le header des différentes pages html :</text:span><text:tab/>7</text:a></text:p>
          <text:p text:style-name="P36"><text:a xlink:href="#_Toc449951539" office:target-frame-name="_top" xlink:show="replace"><text:span text:style-name="Lienhypertexte">VI.</text:span><text:span text:style-name="T37"><text:tab/></text:span><text:span text:style-name="Lienhypertexte">MySql</text:span><text:tab/>7</text:a></text:p>
        </text:index-body>
      </text:table-of-content>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h text:style-name="Titre1qpo" text:outline-level="1"><text:bookmark-start text:name="_Toc449950699"/><text:bookmark-start text:name="_Toc449951522"/><text:soft-page-break/>Choix de Glpi :<text:bookmark-end text:name="_Toc449950699"/><text:bookmark-end text:name="_Toc449951522"/></text:h>
      <text:p text:style-name="Paragraphedeliste">Pour répondre aux attentes du support KOMEO dans l’implémentation d’un outil de ticketing, j’ai choisi glpi. Son interface est très belle, de nombreuses fonctionnalités répondant aux attentes sont disponibles et glpi est open source.</text:p>
      <text:p text:style-name="Paragraphedeliste"/>
      <text:h text:style-name="Titre1qpo" text:outline-level="1"><text:bookmark-start text:name="_Toc449950700"/><text:bookmark-start text:name="_Toc449951523"/>Utilisation d’une machine virtuelle :<text:bookmark-end text:name="_Toc449950700"/><text:bookmark-end text:name="_Toc449951523"/></text:h>
      <text:p text:style-name="Paragraphedeliste">Il a fallu mettre en place une machine virtuelle pour créer un serveur PHP. Les prérequis de la machine sont : 80 Go de stockage, 4 Go de RAM et 2 Core CPU .</text:p>
      <text:p text:style-name="Paragraphedeliste">Le système d’exploitation de la machine virtuelle est Debian 8.</text:p>
      <text:p text:style-name="Paragraphedeliste"/>
      <text:h text:style-name="Titre1qpo" text:outline-level="1"><text:bookmark-start text:name="_Toc449950701"/><text:bookmark-start text:name="_Toc449951524"/>Utilisation de GitHub :<text:bookmark-end text:name="_Toc449950701"/><text:bookmark-end text:name="_Toc449951524"/></text:h>
      <text:p text:style-name="Paragraphedeliste">La<text:s/>machine virtuelle n’ayant pas d’interface graphique, j’ai fait le lien entre ma session Windows et la machine virtuelle à l’aide de GitHub. Cela me permet d’utiliser Notepadd++ afin de modifier mon code, de push afin de mettre ces changements sur GitHub et<text:s/>de pull ses modifications sur ma machine virtuelle.</text:p>
      <text:h text:style-name="Titre1qpo" text:outline-level="1"><text:bookmark-start text:name="_Toc449950702"/><text:bookmark-start text:name="_Toc449951525"/>Découverte de Glpi :<text:bookmark-end text:name="_Toc449950702"/><text:bookmark-end text:name="_Toc449951525"/></text:h>
      <text:h text:style-name="Titre2qpo" text:outline-level="2"><text:bookmark-start text:name="_Toc449950703"/><text:bookmark-start text:name="_Toc449951526"/>Interfaces :<text:bookmark-end text:name="_Toc449950703"/><text:bookmark-end text:name="_Toc449951526"/></text:h>
      <text:p text:style-name="Normal">Glpi est composé de 2 interfaces, une interface simplifiée pour le client et l’interface normale pour les autres utilisateurs.</text:p>
      <text:p text:style-name="Normal">La différence entre les utilisateurs se<text:s/>fait grâce aux droits des différentes catégories d’utilisateur.</text:p>
      <text:h text:style-name="Titre2qpo" text:outline-level="2"><text:bookmark-start text:name="_Toc449950704"/><text:bookmark-start text:name="_Toc449951527"/>Fichiers :<text:bookmark-end text:name="_Toc449950704"/><text:bookmark-end text:name="_Toc449951527"/></text:h>
      <text:p text:style-name="Normal">Glpi est composé de plusieurs dossiers :</text:p>
      <text:list text:style-name="LFO17" text:continue-numbering="true">
        <text:list-item>
          <text:p text:style-name="puce1qpo">« ajax » : Fichiers avec code PHP qui appelle des fonction Ajax.</text:p>
        </text:list-item>
        <text:list-item>
          <text:p text:style-name="puce1qpo">« config » : Fichiers contenant les configurations de la base de données ainsi que celles du glpi.</text:p>
        </text:list-item>
        <text:list-item>
          <text:p text:style-name="puce1qpo">« css » : Fichiers CSS permettant la mise en forme de la page html.</text:p>
        </text:list-item>
        <text:list-item>
          <text:p text:style-name="puce1qpo">« files » : Fichiers de sauvegarde.</text:p>
        </text:list-item>
        <text:list-item>
          <text:p text:style-name="puce1qpo">« front » : Fichiers appelés par le serveur pour l’affichage.</text:p>
        </text:list-item>
        <text:list-item>
          <text:p text:style-name="puce1qpo">« inc » : Fichiers appelés par les différents fichiers front. Ces<text:s/>fichiers « inc » contiennent des class (objets) <text:s/>permettant d’effectuer les appels à la base , la gestion de l’affichage en fonction des droits.</text:p>
        </text:list-item>
        <text:list-item>
          <text:p text:style-name="puce1qpo">« install » : Fichiers permettant l’installation de Glpi.</text:p>
        </text:list-item>
        <text:list-item>
          <text:p text:style-name="puce1qpo">« lib » : Fichiers contenant les différentes librairies utilisées par Glpi.</text:p>
        </text:list-item>
        <text:list-item>
          <text:p text:style-name="puce1qpo">« locales » : Fichiers permettant la traduction en différentes langues.</text:p>
        </text:list-item>
      </text:list>
      <text:soft-page-break/>
      <text:p text:style-name="P53">Les fichiers .po contenu dans ce dossier doivent être compiler à l’aide de Poedit . Lien de téléchargement :<text:s/><text:a xlink:href="https://poedit.net/download" office:target-frame-name="_top" xlink:show="replace"><text:span text:style-name="Lienhypertexte">https:/</text:span><text:span text:style-name="Lienhypertexte">/poedit.net/download</text:span></text:a><text:s/></text:p>
      <text:list text:style-name="LFO17" text:continue-numbering="true">
        <text:list-item>
          <text:p text:style-name="puce1qpo">« pics » : Dossier contenant les images utilisées par Glpi.</text:p>
        </text:list-item>
        <text:list-item>
          <text:p text:style-name="puce1qpo">« plugins » : Dossier contenant les plugins.</text:p>
        </text:list-item>
        <text:list-item>
          <text:p text:style-name="puce1qpo">« script » : Fichiers permettant de vérifier la config de glpi.</text:p>
        </text:list-item>
      </text:list>
      <text:p text:style-name="P54"/>
      <text:p text:style-name="P55"/>
      <text:h text:style-name="Titre1qpo" text:outline-level="1"><text:bookmark-start text:name="_Toc449950705"/><text:bookmark-start text:name="_Toc449951528"/>Changement de Glpi :<text:bookmark-end text:name="_Toc449950705"/><text:bookmark-end text:name="_Toc449951528"/></text:h>
      <text:h text:style-name="P56" text:outline-level="2" text:restart-numbering="true" text:start-value="1"><text:bookmark-start text:name="_Toc449950706"/><text:bookmark-start text:name="_Toc449951529"/>Modification Interface Client :<text:bookmark-end text:name="_Toc449950706"/><text:bookmark-end text:name="_Toc449951529"/></text:h>
      <text:h text:style-name="Titre3qpo" text:outline-level="3"><text:bookmark-start text:name="_Toc449950707"/><text:bookmark-start text:name="_Toc449951530"/>Menu d’accueil (Mise en page) :<text:bookmark-end text:name="_Toc449950707"/><text:bookmark-end text:name="_Toc449951530"/><text:s/></text:h>
      <text:p text:style-name="Normal"/>
      <text:p text:style-name="Normal">Suppression des tableaux de flux RSS et Note publiques.</text:p>
      <text:p text:style-name="Normal">/front/helpdesk.public.php  ligne 116 – 126</text:p>
      <text:p text:style-name="Normal"/>
      <text:h text:style-name="Titre3qpo" text:outline-level="3"><text:bookmark-start text:name="_Toc449950708"/><text:bookmark-start text:name="_Toc449951531"/>Modification formulaire de création de tickets :<text:bookmark-end text:name="_Toc449950708"/><text:bookmark-end text:name="_Toc449951531"/></text:h>
      <text:p text:style-name="P57"/>
      <text:list text:style-name="LFO17" text:continue-numbering="true">
        <text:list-item>
          <text:p text:style-name="puce1qpo">Modification du champ « Type » :</text:p>
        </text:list-item>
      </text:list>
      <text:p text:style-name="Normal">L’affichage du champ dans la page html se fait à<text:s/>ces lignes :</text:p>
      <text:p text:style-name="Normal">/inc/ticket.class.php ligne 2951-2956</text:p>
      <text:p text:style-name="P58"/>
      <text:p text:style-name="Normal">Pour modifier le texte « Titre » pour la traduction française :<text:s/></text:p>
      <text:p text:style-name="Normal">Il faut ouvrir le fichier /locales/fr_FR.po <text:s/>et rechercher le champ « Type » et modifier la traduction française.</text:p>
      <text:p text:style-name="P59"/>
      <text:p text:style-name="Normal">Pour modifier les valeurs de la liste déroulante :</text:p>
      <text:p text:style-name="Normal">/inc/ticket.class.php ligne 2567-2573</text:p>
      <text:p text:style-name="Normal">Fonction getTypes() .</text:p>
      <text:p text:style-name="Normal">Exemple :<text:s/></text:p>
      <text:p text:style-name="Normal">Rajouter à la ligne 2571 :</text:p>
      <text:p text:style-name="Normal">$options[3] = « Nouveau type » ;</text:p>
      <text:p text:style-name="P60"/>
      <text:p text:style-name="Normal">Ensuite vous devez rajouter une « case » dans le switch dans la fonction getTicketTypeName() ligne 2581 .</text:p>
      <text:soft-page-break/>
      <text:p text:style-name="Normal">Exemple :<text:s/></text:p>
      <text:p text:style-name="Normal">Rajouter la case à la ligne 2589 :</text:p>
      <text:p text:style-name="P61">Case 3 :</text:p>
      <text:p text:style-name="P62">Return « Nouveau type » ;</text:p>
      <text:p text:style-name="P63">Break ;</text:p>
      <text:p text:style-name="P64"/>
      <text:list text:style-name="LFO17" text:continue-numbering="true">
        <text:list-item>
          <text:p text:style-name="puce1qpo">Modification du champ « Catégories » :</text:p>
        </text:list-item>
      </text:list>
      <text:p text:style-name="Normal">L’affichage du champ dans la page html se fait à ces lignes :</text:p>
      <text:p text:style-name="Normal">/inc/ticket.class.php ligne 2959-2961</text:p>
      <text:p text:style-name="Normal"/>
      <text:p text:style-name="Normal">Pour modifier le<text:s/>texte « Catégories » pour la traduction française :<text:s/></text:p>
      <text:p text:style-name="Normal">Il faut ouvrir le fichier /locales/fr_FR.po <text:s/>et rechercher le champ « Category » et modifier la traduction française.</text:p>
      <text:p text:style-name="P65"/>
      <text:p text:style-name="Normal">Pour modifier les valeurs de la liste déroulante :</text:p>
      <text:p text:style-name="Normal">Ajoutez une catégorie de ticket<text:s/>dans le menu admin -&gt; configuration -&gt; intitulé -&gt; catégorie de ticket</text:p>
      <text:p text:style-name="Normal">Et cochez la checkbox sur le profil du client pour que celui-ci puisse voir cette catégorie</text:p>
      <text:p text:style-name="P66"/>
      <text:p text:style-name="Normal">Modifier le texte dans la bulle d’aide :</text:p>
      <text:p text:style-name="Normal">Ligne 2986 : modifier le texte après le «content: {text : »</text:p>
      <text:p text:style-name="Normal"/>
      <text:list text:style-name="LFO17" text:continue-numbering="true">
        <text:list-item>
          <text:p text:style-name="puce1qpo">Modification du champ « Urgence » :</text:p>
        </text:list-item>
      </text:list>
      <text:p text:style-name="Normal">Pour modifier le texte « Urgence » :</text:p>
      <text:p text:style-name="Normal">Il faut ouvrir le fichier /locales/fr_FR.po <text:s/>et rechercher le champ « Urgency » et modifier la traduction française.</text:p>
      <text:p text:style-name="P67"/>
      <text:p text:style-name="Normal">Pour modifier le texte déjà présent dans le dropdown :</text:p>
      <text:p text:style-name="Normal">Il faut ouvrir le fichier /locales/fr_FR.po <text:s/>et rechercher le champ « High» et modifier la traduction française.</text:p>
      <text:p text:style-name="Normal">Rechercher le champ « Medium » et modifier la traduction française.</text:p>
      <text:p text:style-name="Normal">Rechercher le champ « Low» et modifier la traduction française.</text:p>
      <text:p text:style-name="Normal">Rechercher<text:s/>le champ « Very low» et modifier la traduction française.</text:p>
      <text:p text:style-name="P68"/>
      <text:p text:style-name="Normal">Pour ajouter une urgence :</text:p>
      <text:soft-page-break/>
      <text:p text:style-name="Normal">/inc/commonitilobject.class.php ligne 1744</text:p>
      <text:p text:style-name="Normal">Fonction dropdownPriority()<text:s/></text:p>
      <text:p text:style-name="Normal">Exemple : Rajoutez à la ligne 1778 :</text:p>
      <text:p text:style-name="Normal">$values[6] = « Nouvelle urgence » ;</text:p>
      <text:p text:style-name="P69"/>
      <text:p text:style-name="Normal">Pour masquer ou afficher<text:s/>une urgence il y a dans l’interface admin -&gt; générale -&gt; assistance</text:p>
      <text:p text:style-name="Normal"/>
      <text:p text:style-name="Normal">Modifier le texte dans la bulle d’aide :</text:p>
      <text:p text:style-name="Normal">Ligne 3001 : modifier le texte après le «content: {text : »</text:p>
      <text:p text:style-name="P70"/>
      <text:list text:style-name="LFO17" text:continue-numbering="true">
        <text:list-item>
          <text:p text:style-name="puce1qpo">Ajout d’une bulle d’aide :</text:p>
        </text:list-item>
      </text:list>
      <text:p text:style-name="Normal">Pour afficher un « tooltip » c’est-à-dire une bulle d’information il faut insérer ce code :</text:p>
      <text:p text:style-name="P71">echo "&lt;img id=\"id_de_la_bulle\" data-toggle=\"tooltip\" src=\"/pics/info-small.png\" <text:s/>class=\"pointer\" style=\"margin-left:10px;\"&gt;";</text:p>
      <text:p text:style-name="P72"><text:tab/><text:tab/></text:p>
      <text:p text:style-name="Normal">echo "&lt;script type=\"text/javascript\"&gt; $('#id_de_la_bulle').qtip({</text:p>
      <text:p text:style-name="Normal"><text:s text:c="9"/>position: { viewport: $(window) },</text:p>
      <text:p text:style-name="Normal"><text:s text:c="9"/>content: {text: \"Votre texte ici \"},</text:p>
      <text:p text:style-name="Normal"><text:s text:c="9"/><text:span text:style-name="T73">style: { classes: 'qtip-shadow qtip-bootstrap'}}); &lt;/script&gt;";</text:span><text:span text:style-name="T74"><text:tab/></text:span></text:p>
      <text:p text:style-name="P75"/>
      <text:h text:style-name="Titre2qpo" text:outline-level="2"><text:bookmark-start text:name="_Toc449950709"/><text:bookmark-start text:name="_Toc449951532"/>Interface Admin et Tech :<text:bookmark-end text:name="_Toc449950709"/><text:bookmark-end text:name="_Toc449951532"/></text:h>
      <text:h text:style-name="P76" text:outline-level="3" text:restart-numbering="true" text:start-value="1"><text:bookmark-start text:name="_Toc449950710"/><text:bookmark-start text:name="_Toc449951533"/>Modification de la barre de choix dans le header :<text:bookmark-end text:name="_Toc449950710"/><text:bookmark-end text:name="_Toc449951533"/></text:h>
      <text:p text:style-name="Normal"/>
      <text:p text:style-name="Normal">/inc/html.class/php <text:s/>ligne<text:s/>1193-1202</text:p>
      <text:p text:style-name="Normal">Fonction getMenusInfos()<text:s/></text:p>
      <text:p text:style-name="Normal">2 options sont possibles, la première est de modifier le fichier de traduction. La deuxième étant de mettre la traduction souhaitée dans le code.</text:p>
      <text:p text:style-name="Normal"/>
      <text:p text:style-name="Normal">Exemple :<text:s/></text:p>
      <text:p text:style-name="Normal">$menu[‘nom_de_cle’][‘title ‘] = « nom d’un onglet du menu » ;</text:p>
      <text:p text:style-name="Normal"/>
      <text:p text:style-name="Normal">Pour mettre un menu <text:s/>déroulant quand on survole un onglet il faut ajouter un types :</text:p>
      <text:p text:style-name="Normal">Exemple :</text:p>
      <text:soft-page-break/>
      <text:p text:style-name="Normal">$menu[‘nom_de_cle’][‘types’] = array(‘nomPremierChoix’, ‘nomDeuxiemeChoix’,…) ;</text:p>
      <text:p text:style-name="P77"/>
      <text:p text:style-name="Normal">Affecter un lien à ce nouvel onglet :</text:p>
      <text:p text:style-name="Normal">/inc/html.class.php ligne 1533</text:p>
      <text:p text:style-name="Normal">Il faut rajouter un « else if ».</text:p>
      <text:p text:style-name="Normal">Exemple :</text:p>
      <text:p text:style-name="Normal">Else if (strcmp($part,"nom_de_cle ") === 0)</text:p>
      <text:p text:style-name="Normal">$link = “lien_de_l’onglet”;</text:p>
      <text:p text:style-name="P78"/>
      <text:h text:style-name="Titre3qpo" text:outline-level="3"><text:bookmark-start text:name="_Toc449950711"/><text:bookmark-start text:name="_Toc449951534"/>Suppression des champs « Problèmes » , « Contrats » et des champs « Notes » :<text:bookmark-end text:name="_Toc449950711"/><text:bookmark-end text:name="_Toc449951534"/></text:h>
      <text:p text:style-name="Normal">Afin de répondre au cahier des charges, j’ai enlevé les champs<text:s/>« Problèmes », « Contrats » , « Notes privées » et « Notes publiques » :</text:p>
      <text:p text:style-name="Normal">Problèmes : /inc/central.class.php <text:s/>ligne 236 / 293</text:p>
      <text:p text:style-name="Normal">Notes : /inc/central.class.php <text:s/>ligne 243-246</text:p>
      <text:p text:style-name="Normal">Contrats : /inc/central.class.php ligne 122 </text:p>
      <text:p text:style-name="Normal"/>
      <text:h text:style-name="Titre3qpo" text:outline-level="3"><text:bookmark-start text:name="_Toc449950712"/><text:bookmark-start text:name="_Toc449951535"/>Suppression des champs « Flux RSS » :<text:bookmark-end text:name="_Toc449950712"/><text:bookmark-end text:name="_Toc449951535"/></text:h>
      <text:p text:style-name="Normal">Les flux RSS n’étant pas dans le cahier des charges je les ai également supprimés :</text:p>
      <text:p text:style-name="Normal">/inc/central.class.php ligne 257 fonction showRSSView() ;</text:p>
      <text:p text:style-name="P79"/>
      <text:h text:style-name="Titre3qpo" text:outline-level="3"><text:bookmark-start text:name="_Toc449950713"/><text:bookmark-start text:name="_Toc449951536"/>Personnalisation du formulaire de ticket :<text:bookmark-end text:name="_Toc449950713"/><text:bookmark-end text:name="_Toc449951536"/></text:h>
      <text:p text:style-name="Normal">Mise en place du dropdown des catégories personnalisées :</text:p>
      <text:p text:style-name="Normal">/inc/ticket.class.php ligne 3955</text:p>
      <text:p text:style-name="P80"/>
      <text:p text:style-name="Normal">Pour la personnalisation des statuts, il faut ouvrir le fichier fr_FR.po et modifier la traduction de : « New » , « Processing (assigned) », « Processing (planned) »,« Pending », « Solved » et <text:s/>« Closed ».</text:p>
      <text:p text:style-name="Normal">Suppression du champ « Element Associé » : /inc/ticket.class.php ligne 4148-4203</text:p>
      <text:p text:style-name="P81"/>
      <text:p text:style-name="Normal">On peut également modifier l’interface de ticket dans l’interface admin-&gt;/front/tickettemplate.php</text:p>
      <text:p text:style-name="Normal"/>
      <text:h text:style-name="Titre3qpo" text:outline-level="3"><text:bookmark-start text:name="_Toc449950714"/><text:bookmark-start text:name="_Toc449951537"/>Modification du tableau de visualisation des tickets pour les trois vues disponibles :<text:bookmark-end text:name="_Toc449950714"/><text:bookmark-end text:name="_Toc449951537"/></text:h>
      <text:soft-page-break/>
      <text:p text:style-name="Normal">Pour modifier une colonne dans le tableau de vues des tickets, il faut modifier la ligne 4887 du fichier /inc/ticket.class.php en insérant à la place de « Groupe » le titre que vous voulez.</text:p>
      <text:p text:style-name="Normal">Puis pour modifier la valeur pour chaque ticket, il faut faire une requête à la base de données afin de récupérer la donnée souhaitée. Puis il suffit de faire un « echo » entre la ligne 5352-5365 pour afficher la valeur.</text:p>
      <text:h text:style-name="Titre2qpo" text:outline-level="2"><text:bookmark-start text:name="_Toc449950715"/><text:bookmark-start text:name="_Toc449951538"/>Modifier la page de login et le header des différentes pages html :<text:bookmark-end text:name="_Toc449950715"/><text:bookmark-end text:name="_Toc449951538"/></text:h>
      <text:list text:style-name="LFO17" text:continue-numbering="true">
        <text:list-item>
          <text:p text:style-name="puce1qpo">Page de login :</text:p>
        </text:list-item>
      </text:list>
      <text:p text:style-name="P82">Il est possible de modifier la page de login en modifiant la page index.html dans le dossier glpi.</text:p>
      <text:list text:style-name="LFO17" text:continue-numbering="true">
        <text:list-item>
          <text:p text:style-name="puce1qpo">Modifier le header :</text:p>
        </text:list-item>
      </text:list>
      <text:p text:style-name="P83"/>
      <text:p text:style-name="P84"/>
      <text:p text:style-name="Normal"/>
      <text:h text:style-name="Titre1qpo" text:outline-level="1"><text:bookmark-start text:name="_Toc449950716"/><text:bookmark-start text:name="_Toc449951539"/>MySql<text:bookmark-end text:name="_Toc449950716"/><text:bookmark-end text:name="_Toc449951539"/></text:h>
      <text:h text:style-name="P85" text:outline-level="2" text:restart-numbering="true" text:start-value="1">Commandes :</text:h>
      <text:h text:style-name="P86" text:outline-level="2" text:restart-numbering="true" text:start-value="1">Ajout d’utilisateurs :</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qpo" style:display-name="Titre 1 qpo" style:family="paragraph" style:parent-style-name="Normal" style:auto-update="true" style:default-outline-level="1">
      <style:paragraph-properties fo:line-height="102%" fo:margin-left="0.4958in" fo:text-indent="-0.2479in">
        <style:tab-stops/>
      </style:paragraph-properties>
      <style:text-properties fo:font-weight="bold" style:font-weight-asian="bold" fo:color="#2F5496" fo:font-size="16pt" style:font-size-asian="16pt" style:text-underline-type="single" style:text-underline-style="solid" style:text-underline-width="auto" style:text-underline-mode="continuous" fo:hyphenate="false"/>
    </style:style>
    <style:style style:name="Titre2qpo" style:display-name="Titre 2 qpo" style:family="paragraph" style:parent-style-name="Paragraphedeliste" style:auto-update="true" style:default-outline-level="2">
      <style:paragraph-properties fo:line-height="102%"/>
      <style:text-properties fo:color="#4472C4" fo:font-size="14pt" style:font-size-asian="14pt" style:text-underline-type="single" style:text-underline-style="solid" style:text-underline-width="auto" style:text-underline-mode="continuous" fo:hyphenate="false"/>
    </style:style>
    <style:style style:name="Titre3qpo" style:display-name="Titre 3 qpo" style:family="paragraph" style:parent-style-name="Paragraphedeliste" style:default-outline-level="3">
      <style:paragraph-properties fo:line-height="102%" fo:margin-left="1.9958in" fo:text-indent="-0.2479in">
        <style:tab-stops/>
      </style:paragraph-properties>
      <style:text-properties fo:color="#000000" fo:font-size="12pt" style:font-size-asian="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qpoCar" style:display-name="Titre 1 qpo Car" style:family="text" style:parent-style-name="Policepardéfaut">
      <style:text-properties fo:font-weight="bold" style:font-weight-asian="bold" fo:color="#2F5496" fo:font-size="16pt" style:font-size-asian="16pt" style:text-underline-type="single" style:text-underline-style="solid" style:text-underline-width="auto" style:text-underline-mode="continuous" style:text-underline-color="font-color"/>
    </style:style>
    <style:style style:name="ParagraphedelisteCar" style:display-name="Paragraphe de liste Car" style:family="text" style:parent-style-name="Policepardéfaut"/>
    <style:style style:name="Titre2qpoCar" style:display-name="Titre 2 qpo Car" style:family="text" style:parent-style-name="ParagraphedelisteCar">
      <style:text-properties fo:color="#4472C4" fo:font-size="14pt" style:font-size-asian="14pt" style:text-underline-type="single" style:text-underline-style="solid" style:text-underline-width="auto" style:text-underline-mode="continuous" style:text-underline-color="font-color"/>
    </style:style>
    <style:style style:name="puce1qpo" style:display-name="puce 1 qpo" style:family="paragraph" style:parent-style-name="Normal" style:list-style-name="LFO17">
      <style:text-properties style:text-underline-type="single" style:text-underline-style="solid" style:text-underline-width="auto" style:text-underline-mode="continuous" fo:hyphenate="false"/>
    </style:style>
    <style:style style:name="Titre3qpoCar" style:display-name="Titre 3 qpo Car" style:family="text" style:parent-style-name="ParagraphedelisteCar">
      <style:text-properties fo:color="#000000" fo:font-size="12pt" style:font-size-asian="12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uce1qpoCar" style:display-name="puce 1 qpo Car" style:family="text" style:parent-style-name="Policepardéfaut">
      <style:text-properties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language-asian="fr" style:country-asian="FR" fo:hyphenate="tru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text:list-style style:name="LFO4" style:display-name="LFO4">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5" style:display-name="LFO5">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15" style:display-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17" style:display-name="LFO17">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1.2333in" text:min-label-width="0.25in" text:list-level-position-and-space-mode="label-alignment">
          <style:list-level-label-alignment text:label-followed-by="listtab" fo:margin-left="1.4833in" fo:text-indent="-0.25in"/>
        </style:list-level-properties>
      </text:outline-level-style>
      <text:outline-level-style text:level="3"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8861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 Stagiaire</meta:initial-creator>
    <dc:creator>Quentin Stagiaire</dc:creator>
    <meta:creation-date>2016-04-13T09:35:00Z</meta:creation-date>
    <dc:date>2016-05-02T12:12:00Z</dc:date>
    <meta:template xlink:href="Normal" xlink:type="simple"/>
    <meta:editing-cycles>288</meta:editing-cycles>
    <meta:editing-duration>PT94920S</meta:editing-duration>
    <meta:document-statistic meta:page-count="7" meta:paragraph-count="19" meta:word-count="1511" meta:character-count="9808" meta:row-count="69" meta:non-whitespace-character-count="8316"/>
  </office:meta>
</office:document-meta>
</file>